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marker-end="Arrow" draw:marker-end-width="0.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筆記區塊" draw:layer="layout" svg:width="16cm" svg:height="0.75cm" svg:x="3.5cm" svg:y="0.5cm">
          <text:p>ME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筆記流程區塊" draw:layer="layout" svg:width="4cm" svg:height="1cm" svg:x="0.5cm" svg:y="1.5cm">
          <text:p>業主是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standard" draw:layer="layout" svg:width="0.5cm" svg:height="1cm" svg:x="0.5cm" svg:y="2.5cm">
          <text:p>名</text:p>
          <text:p>稱</text:p>
        </draw:rect>
        <draw:rect draw:style-name="standard" draw:layer="layout" svg:width="0.5cm" svg:height="1cm" svg:x="0.5cm" svg:y="4.5cm">
          <text:p>產</text:p>
          <text:p>業</text:p>
        </draw:rect>
        <draw:rect draw:style-name="standard" draw:layer="layout" svg:width="0.5cm" svg:height="2cm" svg:x="0.5cm" svg:y="5.5cm">
          <text:p>核</text:p>
          <text:p>心</text:p>
          <text:p>技</text:p>
          <text:p>術</text:p>
        </draw:rect>
        <draw:rect draw:style-name="standard" draw:layer="layout" svg:width="0.5cm" svg:height="1cm" svg:x="0.5cm" svg:y="10.5cm">
          <text:p>特</text:p>
          <text:p>色</text:p>
        </draw:rect>
        <draw:rect draw:style-name="standard" draw:layer="layout" svg:width="0.5cm" svg:height="1cm" svg:x="0.5cm" svg:y="11.5cm">
          <text:p>歷</text:p>
          <text:p>史</text:p>
        </draw:rect>
        <draw:rect draw:style-name="standard" draw:layer="layout" svg:width="0.5cm" svg:height="1cm" svg:x="0.5cm" svg:y="12.5cm">
          <text:p>資</text:p>
          <text:p>源</text:p>
        </draw:rect>
        <draw:rect draw:style-name="standard" draw:layer="layout" svg:width="0.5cm" svg:height="1cm" svg:x="0.5cm" svg:y="3.5cm">
          <text:p>願</text:p>
          <text:p>景</text:p>
        </draw:rect>
        <draw:rect draw:style-name="standard" draw:layer="layout" svg:width="0.5cm" svg:height="1cm" svg:x="0.5cm" svg:y="9.5cm">
          <text:p>產</text:p>
          <text:p>品</text:p>
        </draw:rect>
        <draw:custom-shape draw:style-name="筆記流程區塊" draw:layer="layout" svg:width="24cm" svg:height="1.017cm" svg:x="5cm" svg:y="1.5cm">
          <text:p>產業&amp;市場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standard" draw:layer="layout" svg:width="0.5cm" svg:height="4cm" svg:x="15cm" svg:y="11.5cm">
          <text:p>定</text:p>
          <text:p>位</text:p>
          <text:p>分</text:p>
          <text:p>佈</text:p>
          <text:p>泡</text:p>
          <text:p>泡</text:p>
        </draw:rect>
        <draw:rect draw:style-name="standard" draw:layer="layout" svg:width="0.5cm" svg:height="2cm" svg:x="23cm" svg:y="16.5cm">
          <text:p>主</text:p>
          <text:p>要</text:p>
          <text:p>利</text:p>
          <text:p>益</text:p>
        </draw:rect>
        <draw:rect draw:style-name="standard" draw:layer="layout" svg:width="0.5cm" svg:height="2cm" svg:x="23cm" svg:y="18.5cm">
          <text:p>次</text:p>
          <text:p>要</text:p>
          <text:p>利</text:p>
          <text:p>益</text:p>
        </draw:rect>
        <draw:rect draw:style-name="standard" draw:layer="layout" svg:width="2.5cm" svg:height="0.508cm" svg:x="21cm" svg:y="16cm">
          <text:p>顧客利益</text:p>
        </draw:rect>
        <draw:rect draw:style-name="standard" draw:layer="layout" svg:width="9cm" svg:height="0.508cm" svg:x="5cm" svg:y="16cm">
          <text:p>目標客群</text:p>
        </draw:rect>
        <draw:rect draw:style-name="standard" draw:layer="layout" svg:width="0.5cm" svg:height="1cm" svg:x="5cm" svg:y="16.5cm">
          <text:p>性</text:p>
          <text:p>別</text:p>
        </draw:rect>
        <draw:rect draw:style-name="standard" draw:layer="layout" svg:width="1cm" svg:height="1cm" svg:x="5.5cm" svg:y="16.5cm">
          <text:p/>
        </draw:rect>
        <draw:rect draw:style-name="standard" draw:layer="layout" svg:width="0.5cm" svg:height="1cm" svg:x="5cm" svg:y="17.5cm">
          <text:p>年</text:p>
          <text:p>齡</text:p>
        </draw:rect>
        <draw:rect draw:style-name="standard" draw:layer="layout" svg:width="1cm" svg:height="1cm" svg:x="5.5cm" svg:y="17.5cm">
          <text:p/>
        </draw:rect>
        <draw:rect draw:style-name="standard" draw:layer="layout" svg:width="0.5cm" svg:height="1cm" svg:x="5cm" svg:y="18.5cm">
          <text:p>教</text:p>
          <text:p>育</text:p>
        </draw:rect>
        <draw:rect draw:style-name="standard" draw:layer="layout" svg:width="1cm" svg:height="1cm" svg:x="5.5cm" svg:y="18.5cm">
          <text:p/>
        </draw:rect>
        <draw:rect draw:style-name="standard" draw:layer="layout" svg:width="0.5cm" svg:height="1cm" svg:x="6.5cm" svg:y="18.5cm">
          <text:p>職</text:p>
          <text:p>位</text:p>
        </draw:rect>
        <draw:rect draw:style-name="standard" draw:layer="layout" svg:width="1cm" svg:height="1cm" svg:x="7cm" svg:y="18.5cm">
          <text:p/>
        </draw:rect>
        <draw:rect draw:style-name="standard" draw:layer="layout" svg:width="0.5cm" svg:height="1cm" svg:x="6.5cm" svg:y="19.5cm">
          <text:p>所</text:p>
          <text:p>得</text:p>
        </draw:rect>
        <draw:rect draw:style-name="standard" draw:layer="layout" svg:width="1cm" svg:height="1cm" svg:x="7cm" svg:y="19.5cm">
          <text:p/>
        </draw:rect>
        <draw:rect draw:style-name="standard" draw:layer="layout" svg:width="0.5cm" svg:height="1cm" svg:x="6.5cm" svg:y="16.5cm">
          <text:p>地</text:p>
          <text:p>區</text:p>
        </draw:rect>
        <draw:rect draw:style-name="standard" draw:layer="layout" svg:width="1cm" svg:height="1cm" svg:x="7cm" svg:y="16.5cm">
          <text:p/>
        </draw:rect>
        <draw:rect draw:style-name="standard" draw:layer="layout" svg:width="1cm" svg:height="1cm" svg:x="24cm" svg:y="16.5cm">
          <text:p>採購</text:p>
          <text:p>考量</text:p>
        </draw:rect>
        <draw:rect draw:style-name="standard" draw:layer="layout" svg:width="1.5cm" svg:height="1cm" svg:x="25cm" svg:y="16.5cm">
          <text:p/>
        </draw:rect>
        <draw:rect draw:style-name="standard" draw:layer="layout" svg:width="0.5cm" svg:height="2cm" svg:x="14.5cm" svg:y="16.5cm">
          <text:p>主</text:p>
          <text:p>要</text:p>
          <text:p>需</text:p>
          <text:p>求</text:p>
        </draw:rect>
        <draw:rect draw:style-name="standard" draw:layer="layout" svg:width="0.5cm" svg:height="2cm" svg:x="14.5cm" svg:y="18.5cm">
          <text:p>次</text:p>
          <text:p>要</text:p>
          <text:p>需</text:p>
          <text:p>求</text:p>
        </draw:rect>
        <draw:rect draw:style-name="standard" draw:layer="layout" svg:width="2cm" svg:height="1cm" svg:x="15cm" svg:y="18.5cm">
          <text:p/>
        </draw:rect>
        <draw:rect draw:style-name="standard" draw:layer="layout" svg:width="2.5cm" svg:height="0.508cm" svg:x="14.5cm" svg:y="16cm">
          <text:p>顧客需求</text:p>
        </draw:rect>
        <draw:custom-shape draw:style-name="standard" draw:layer="layout" svg:width="2cm" svg:height="0.517cm" svg:x="19cm" svg:y="16cm">
          <text:p>產品功能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standard" draw:layer="layout" svg:width="2cm" svg:height="1cm" svg:x="15cm" svg:y="16.5cm">
          <text:p/>
        </draw:rect>
        <draw:rect draw:style-name="standard" draw:layer="layout" svg:width="2cm" svg:height="1cm" svg:x="15cm" svg:y="17.5cm">
          <text:p/>
        </draw:rect>
        <draw:rect draw:style-name="standard" draw:layer="layout" svg:width="2cm" svg:height="1cm" svg:x="15cm" svg:y="19.5cm">
          <text:p/>
        </draw:rect>
        <draw:rect draw:style-name="standard" draw:layer="layout" svg:width="2cm" svg:height="1cm" svg:x="21cm" svg:y="18.5cm">
          <text:p/>
        </draw:rect>
        <draw:rect draw:style-name="standard" draw:layer="layout" svg:width="2cm" svg:height="1cm" svg:x="21cm" svg:y="16.5cm">
          <text:p/>
        </draw:rect>
        <draw:rect draw:style-name="standard" draw:layer="layout" svg:width="2cm" svg:height="1cm" svg:x="21cm" svg:y="17.5cm">
          <text:p/>
        </draw:rect>
        <draw:rect draw:style-name="standard" draw:layer="layout" svg:width="2cm" svg:height="1cm" svg:x="21cm" svg:y="19.5cm">
          <text:p/>
        </draw:rect>
        <draw:custom-shape draw:style-name="standard" draw:layer="layout" svg:width="2cm" svg:height="1cm" svg:x="19cm" svg:y="16.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standard" draw:layer="layout" svg:width="2cm" svg:height="1cm" svg:x="19cm" svg:y="17.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standard" draw:layer="layout" svg:width="2cm" svg:height="1cm" svg:x="19cm" svg:y="18.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standard" draw:layer="layout" svg:width="2cm" svg:height="1cm" svg:x="19cm" svg:y="19.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standard" draw:layer="layout" svg:width="1.5cm" svg:height="1cm" svg:x="17cm" svg:y="18.5cm">
          <text:p/>
        </draw:rect>
        <draw:rect draw:style-name="standard" draw:layer="layout" svg:width="1.5cm" svg:height="0.508cm" svg:x="17cm" svg:y="16cm">
          <text:p>使用方式</text:p>
        </draw:rect>
        <draw:rect draw:style-name="standard" draw:layer="layout" svg:width="1.5cm" svg:height="1cm" svg:x="17cm" svg:y="16.5cm">
          <text:p/>
        </draw:rect>
        <draw:rect draw:style-name="standard" draw:layer="layout" svg:width="1.5cm" svg:height="1cm" svg:x="17cm" svg:y="17.5cm">
          <text:p/>
        </draw:rect>
        <draw:rect draw:style-name="standard" draw:layer="layout" svg:width="1.5cm" svg:height="1cm" svg:x="17cm" svg:y="19.5cm">
          <text:p/>
        </draw:rect>
        <draw:line draw:style-name="standard" draw:layer="layout" svg:x1="16.5cm" svg:y1="14.5cm" svg:x2="19cm" svg:y2="14.5cm">
          <text:p/>
        </draw:line>
        <draw:line draw:style-name="standard" draw:layer="layout" svg:x1="16.5cm" svg:y1="14.5cm" svg:x2="16.5cm" svg:y2="12cm">
          <text:p/>
        </draw:line>
        <draw:rect draw:style-name="standard" draw:layer="layout" svg:width="0.5cm" svg:height="1.5cm" svg:x="5.5cm" svg:y="3cm">
          <text:p>核</text:p>
          <text:p>心</text:p>
          <text:p>技</text:p>
          <text:p>術</text:p>
        </draw:rect>
        <draw:rect draw:style-name="standard" draw:layer="layout" svg:width="0.5cm" svg:height="4cm" svg:x="10.5cm" svg:y="16.5cm">
          <text:p>層</text:p>
          <text:p>級</text:p>
          <text:p>畫</text:p>
          <text:p>分</text:p>
        </draw:rect>
        <draw:custom-shape draw:style-name="standard" draw:layer="layout" svg:width="2.5cm" svg:height="2.5cm" svg:x="11.5cm" svg:y="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standard" draw:layer="layout" svg:x1="11.778cm" svg:y1="18.944cm" svg:x2="13.722cm" svg:y2="18.944cm">
          <text:p/>
        </draw:line>
        <draw:line draw:style-name="standard" draw:layer="layout" svg:x1="12.056cm" svg:y1="18.389cm" svg:x2="13.445cm" svg:y2="18.389cm">
          <text:p/>
        </draw:line>
        <draw:line draw:style-name="standard" draw:layer="layout" svg:x1="12.333cm" svg:y1="17.833cm" svg:x2="13.166cm" svg:y2="17.833cm">
          <text:p/>
        </draw:line>
        <draw:rect draw:style-name="standard" draw:layer="layout" svg:width="0.5cm" svg:height="0.5cm" svg:x="26cm" svg:y="8.5cm">
          <text:p>P</text:p>
        </draw:rect>
        <draw:rect draw:style-name="standard" draw:layer="layout" svg:width="2.5cm" svg:height="0.5cm" svg:x="26.5cm" svg:y="8.5cm">
          <text:p/>
        </draw:rect>
        <draw:rect draw:style-name="standard" draw:layer="layout" svg:width="0.5cm" svg:height="0.5cm" svg:x="26cm" svg:y="8cm">
          <text:p>E</text:p>
        </draw:rect>
        <draw:rect draw:style-name="standard" draw:layer="layout" svg:width="2.5cm" svg:height="0.5cm" svg:x="26.5cm" svg:y="8cm">
          <text:p/>
        </draw:rect>
        <draw:rect draw:style-name="standard" draw:layer="layout" svg:width="0.5cm" svg:height="0.5cm" svg:x="26cm" svg:y="6.5cm">
          <text:p>S</text:p>
        </draw:rect>
        <draw:rect draw:style-name="standard" draw:layer="layout" svg:width="2.5cm" svg:height="0.5cm" svg:x="26.5cm" svg:y="6.5cm">
          <text:p/>
        </draw:rect>
        <draw:rect draw:style-name="standard" draw:layer="layout" svg:width="0.5cm" svg:height="0.5cm" svg:x="26cm" svg:y="7cm">
          <text:p>T</text:p>
        </draw:rect>
        <draw:rect draw:style-name="standard" draw:layer="layout" svg:width="2.5cm" svg:height="0.5cm" svg:x="26.5cm" svg:y="7cm">
          <text:p/>
        </draw:rect>
        <draw:custom-shape draw:style-name="筆記流程區塊" draw:layer="layout" svg:width="1cm" svg:height="1cm" svg:x="13.5cm" svg:y="15.5cm">
          <text:p/>
          <draw:enhanced-geometry svg:viewBox="0 0 21600 21600" draw:mirror-horizontal="false" draw:mirror-vertical="false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筆記流程區塊" draw:layer="layout" svg:width="1cm" svg:height="1cm" svg:x="18.5cm" svg:y="15.5cm">
          <text:p/>
          <draw:enhanced-geometry svg:viewBox="0 0 21600 21600" draw:mirror-horizontal="false" draw:mirror-vertical="false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筆記流程區塊" draw:layer="layout" svg:width="1.5cm" svg:height="1.5cm" svg:x="3.5cm" svg:y="1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筆記流程區塊" draw:layer="layout" svg:width="1.5cm" svg:height="1.5cm" svg:x="27.7cm" svg:y="1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standard" draw:layer="layout" svg:width="0.5cm" svg:height="2cm" svg:x="0.5cm" svg:y="7.5cm">
          <text:p>商</text:p>
          <text:p>業</text:p>
          <text:p>模</text:p>
          <text:p>式</text:p>
        </draw:rect>
        <draw:custom-shape draw:style-name="筆記流程區塊" draw:layer="layout" svg:width="4cm" svg:height="1.017cm" svg:x="0.5cm" svg:y="14cm">
          <text:p>本單位是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standard" draw:layer="layout" svg:width="0.5cm" svg:height="1cm" svg:x="0.5cm" svg:y="15cm">
          <text:p>名</text:p>
          <text:p>稱</text:p>
        </draw:rect>
        <draw:rect draw:style-name="standard" draw:layer="layout" svg:width="0.5cm" svg:height="4.5cm" svg:x="0.5cm" svg:y="16cm">
          <text:p>成</text:p>
          <text:p>員</text:p>
          <text:p>&amp;</text:p>
          <text:p>專</text:p>
          <text:p>長</text:p>
        </draw:rect>
        <draw:rect draw:style-name="standard" draw:layer="layout" svg:width="0.5cm" svg:height="5cm" svg:x="23.5cm" svg:y="10.5cm">
          <text:p>商</text:p>
          <text:p>業</text:p>
          <text:p>模</text:p>
          <text:p>式</text:p>
        </draw:rect>
        <draw:rect draw:style-name="standard" draw:layer="layout" svg:width="0.5cm" svg:height="1.5cm" svg:x="5.5cm" svg:y="8.5cm">
          <text:p>消</text:p>
          <text:p>費</text:p>
          <text:p>應</text:p>
          <text:p>用</text:p>
        </draw:rect>
        <draw:rect draw:style-name="standard" draw:layer="layout" svg:width="0.5cm" svg:height="4cm" svg:x="5.5cm" svg:y="4.5cm">
          <text:p>價</text:p>
          <text:p>值</text:p>
          <text:p>鏈</text:p>
          <text:p>&amp;</text:p>
          <text:p>上</text:p>
          <text:p>下</text:p>
          <text:p>游</text:p>
          <text:p>關</text:p>
          <text:p>聯</text:p>
        </draw:rect>
        <draw:line draw:style-name="standard" draw:layer="layout" svg:x1="6.5cm" svg:y1="3cm" svg:x2="18cm" svg:y2="3cm">
          <text:p/>
        </draw:line>
        <draw:line draw:style-name="standard" draw:layer="layout" svg:x1="6.5cm" svg:y1="4.5cm" svg:x2="18cm" svg:y2="4.5cm">
          <text:p/>
        </draw:line>
        <draw:line draw:style-name="standard" draw:layer="layout" svg:x1="6.5cm" svg:y1="8.5cm" svg:x2="18cm" svg:y2="8.5cm">
          <text:p/>
        </draw:line>
        <draw:line draw:style-name="standard" draw:layer="layout" svg:x1="6.5cm" svg:y1="10cm" svg:x2="18cm" svg:y2="10cm">
          <text:p/>
        </draw:line>
        <draw:line draw:style-name="standard" draw:layer="layout" svg:x1="20.5cm" svg:y1="5.5cm" svg:x2="22cm" svg:y2="5.5cm">
          <text:p/>
        </draw:line>
        <draw:line draw:style-name="standard" draw:layer="layout" svg:x1="20.5cm" svg:y1="5.5cm" svg:x2="20.5cm" svg:y2="4cm">
          <text:p/>
        </draw:line>
        <draw:rect draw:style-name="頁面_5f_檔頭" draw:layer="layout" svg:width="1cm" svg:height="0.5cm" svg:x="28cm" svg:y="0.5cm">
          <text:p>Page <text:page-number>2</text:page-number></text:p>
        </draw:rect>
        <draw:rect draw:style-name="standard" draw:layer="layout" svg:width="0.5cm" svg:height="7cm" svg:x="5cm" svg:y="3cm">
          <text:p>產</text:p>
          <text:p>業</text:p>
          <text:p>定</text:p>
          <text:p>義</text:p>
          <text:p>、</text:p>
          <text:p>範</text:p>
          <text:p>圍</text:p>
          <text:p>、</text:p>
          <text:p>區</text:p>
          <text:p>隔</text:p>
          <text:p>、</text:p>
          <text:p>結</text:p>
          <text:p>構</text:p>
        </draw:rect>
        <draw:rect draw:style-name="standard" draw:layer="layout" svg:width="0.5cm" svg:height="3.5cm" svg:x="19cm" svg:y="3cm">
          <text:p>生</text:p>
          <text:p>命</text:p>
          <text:p>週</text:p>
          <text:p>期</text:p>
        </draw:rect>
        <draw:rect draw:style-name="standard" draw:layer="layout" svg:width="0.5cm" svg:height="3.5cm" svg:x="25.5cm" svg:y="3cm">
          <text:p>全</text:p>
          <text:p>球</text:p>
          <text:p>群</text:p>
          <text:p>聚</text:p>
        </draw:rect>
        <draw:rect draw:style-name="standard" draw:layer="layout" svg:width="3cm" svg:height="3.5cm" svg:x="26cm" svg:y="3cm">
          <text:p/>
        </draw:rect>
        <draw:rect draw:style-name="standard" draw:layer="layout" svg:width="0.5cm" svg:height="3.5cm" svg:x="19cm" svg:y="6.5cm">
          <text:p>技</text:p>
          <text:p>術</text:p>
          <text:p>發</text:p>
          <text:p>展</text:p>
        </draw:rect>
        <draw:rect draw:style-name="standard" draw:layer="layout" svg:width="0.5cm" svg:height="3.5cm" svg:x="25.5cm" svg:y="6.5cm">
          <text:p>支</text:p>
          <text:p>援</text:p>
          <text:p>要</text:p>
          <text:p>素</text:p>
        </draw:rect>
        <draw:line draw:style-name="standard" draw:layer="layout" svg:x1="23cm" svg:y1="5.5cm" svg:x2="24.5cm" svg:y2="5.5cm">
          <text:p/>
        </draw:line>
        <draw:line draw:style-name="standard" draw:layer="layout" svg:x1="23cm" svg:y1="5.5cm" svg:x2="23cm" svg:y2="4cm">
          <text:p/>
        </draw:line>
        <draw:line draw:style-name="standard" draw:layer="layout" svg:x1="20.5cm" svg:y1="9cm" svg:x2="22cm" svg:y2="9cm">
          <text:p/>
        </draw:line>
        <draw:line draw:style-name="standard" draw:layer="layout" svg:x1="20.5cm" svg:y1="9cm" svg:x2="20.5cm" svg:y2="7.5cm">
          <text:p/>
        </draw:line>
        <draw:rect draw:style-name="standard" draw:layer="layout" svg:width="2.5cm" svg:height="0.5cm" svg:x="19.5cm" svg:y="3cm">
          <text:p>產業</text:p>
        </draw:rect>
        <draw:rect draw:style-name="standard" draw:layer="layout" svg:width="2.5cm" svg:height="0.5cm" svg:x="22cm" svg:y="3cm">
          <text:p>產品</text:p>
        </draw:rect>
        <draw:rect draw:style-name="standard" draw:layer="layout" svg:width="2.5cm" svg:height="0.5cm" svg:x="19.5cm" svg:y="6.5cm">
          <text:p>S curve</text:p>
        </draw:rect>
        <draw:rect draw:style-name="standard" draw:layer="layout" svg:width="2.5cm" svg:height="0.5cm" svg:x="22cm" svg:y="6.5cm">
          <text:p>IP</text:p>
        </draw:rect>
        <draw:rect draw:style-name="standard" draw:layer="layout" svg:width="0.5cm" svg:height="1cm" svg:x="15cm" svg:y="10.5cm">
          <text:p>產</text:p>
          <text:p>值</text:p>
        </draw:rect>
        <draw:rect draw:style-name="standard" draw:layer="layout" svg:width="3.5cm" svg:height="1cm" svg:x="15.5cm" svg:y="10.5cm">
          <text:p/>
        </draw:rect>
        <draw:rect draw:style-name="standard" draw:layer="layout" svg:width="0.5cm" svg:height="5cm" svg:x="5cm" svg:y="10.5cm">
          <text:p>G</text:p>
          <text:p>R</text:p>
          <text:p>O</text:p>
          <text:p>V</text:p>
          <text:p>E</text:p>
          <text:p/>
          <text:p>六</text:p>
          <text:p>力</text:p>
        </draw:rect>
        <draw:rect draw:style-name="standard" draw:layer="layout" svg:width="2cm" svg:height="0.5cm" svg:x="8cm" svg:y="11.5cm">
          <text:p>競爭</text:p>
        </draw:rect>
        <draw:rect draw:style-name="standard" draw:layer="layout" svg:width="0.5cm" svg:height="1cm" svg:x="8cm" svg:y="10.5cm">
          <text:p>新</text:p>
          <text:p>進</text:p>
        </draw:rect>
        <draw:rect draw:style-name="standard" draw:layer="layout" svg:width="0.5cm" svg:height="1cm" svg:x="8cm" svg:y="14.5cm">
          <text:p>替</text:p>
          <text:p>代</text:p>
        </draw:rect>
        <draw:rect draw:style-name="standard" draw:layer="layout" svg:width="0.5cm" svg:height="3cm" svg:x="13.5cm" svg:y="11.5cm">
          <text:p>購</text:p>
          <text:p>買</text:p>
        </draw:rect>
        <draw:rect draw:style-name="standard" draw:layer="layout" svg:width="0.5cm" svg:height="3cm" svg:x="6cm" svg:y="11.5cm">
          <text:p>供</text:p>
          <text:p>應</text:p>
        </draw:rect>
        <draw:rect draw:style-name="standard" draw:layer="layout" svg:width="2cm" svg:height="0.5cm" svg:x="10cm" svg:y="11.5cm">
          <text:p>協力</text:p>
        </draw:rect>
        <draw:rect draw:style-name="standard" draw:layer="layout" svg:width="0.5cm" svg:height="1cm" svg:x="5cm" svg:y="19.5cm">
          <text:p>婚</text:p>
          <text:p>姻</text:p>
        </draw:rect>
        <draw:rect draw:style-name="standard" draw:layer="layout" svg:width="1cm" svg:height="1cm" svg:x="5.5cm" svg:y="19.5cm">
          <text:p/>
        </draw:rect>
        <draw:rect draw:style-name="standard" draw:layer="layout" svg:width="0.5cm" svg:height="1cm" svg:x="6.5cm" svg:y="17.5cm">
          <text:p>產</text:p>
          <text:p>業</text:p>
        </draw:rect>
        <draw:rect draw:style-name="standard" draw:layer="layout" svg:width="1cm" svg:height="1cm" svg:x="7cm" svg:y="17.5cm">
          <text:p/>
        </draw:rect>
        <draw:rect draw:style-name="standard" draw:layer="layout" svg:width="1cm" svg:height="1cm" svg:x="24cm" svg:y="17.5cm">
          <text:p>接觸</text:p>
          <text:p>媒體</text:p>
        </draw:rect>
        <draw:rect draw:style-name="standard" draw:layer="layout" svg:width="1.5cm" svg:height="1cm" svg:x="25cm" svg:y="17.5cm">
          <text:p/>
        </draw:rect>
        <draw:rect draw:style-name="standard" draw:layer="layout" svg:width="1cm" svg:height="1cm" svg:x="8cm" svg:y="16.5cm">
          <text:p>功能</text:p>
          <text:p>目標</text:p>
        </draw:rect>
        <draw:rect draw:style-name="standard" draw:layer="layout" svg:width="1.5cm" svg:height="1cm" svg:x="9cm" svg:y="16.5cm">
          <text:p/>
        </draw:rect>
        <draw:rect draw:style-name="standard" draw:layer="layout" svg:width="1cm" svg:height="1cm" svg:x="8cm" svg:y="17.5cm">
          <text:p>主要</text:p>
          <text:p>利益</text:p>
        </draw:rect>
        <draw:rect draw:style-name="standard" draw:layer="layout" svg:width="1.5cm" svg:height="1cm" svg:x="9cm" svg:y="17.5cm">
          <text:p/>
        </draw:rect>
        <draw:rect draw:style-name="standard" draw:layer="layout" svg:width="1cm" svg:height="1cm" svg:x="8cm" svg:y="18.5cm">
          <text:p>自我</text:p>
          <text:p>形像</text:p>
        </draw:rect>
        <draw:rect draw:style-name="standard" draw:layer="layout" svg:width="1.5cm" svg:height="1cm" svg:x="9cm" svg:y="18.5cm">
          <text:p/>
        </draw:rect>
        <draw:rect draw:style-name="standard" draw:layer="layout" svg:width="1cm" svg:height="1cm" svg:x="26.5cm" svg:y="16.5cm">
          <text:p>採購</text:p>
          <text:p>理由</text:p>
        </draw:rect>
        <draw:rect draw:style-name="standard" draw:layer="layout" svg:width="1.5cm" svg:height="1cm" svg:x="27.5cm" svg:y="16.5cm">
          <text:p/>
        </draw:rect>
        <draw:rect draw:style-name="standard" draw:layer="layout" svg:width="1cm" svg:height="1cm" svg:x="24cm" svg:y="18.5cm">
          <text:p>採購</text:p>
          <text:p>情緒</text:p>
        </draw:rect>
        <draw:rect draw:style-name="standard" draw:layer="layout" svg:width="1.5cm" svg:height="1cm" svg:x="25cm" svg:y="18.5cm">
          <text:p/>
        </draw:rect>
        <draw:rect draw:style-name="standard" draw:layer="layout" svg:width="1cm" svg:height="1cm" svg:x="26.5cm" svg:y="17.5cm">
          <text:p>資訊</text:p>
          <text:p>取得</text:p>
        </draw:rect>
        <draw:rect draw:style-name="standard" draw:layer="layout" svg:width="1.5cm" svg:height="1cm" svg:x="27.5cm" svg:y="17.5cm">
          <text:p/>
        </draw:rect>
        <draw:rect draw:style-name="standard" draw:layer="layout" svg:width="1cm" svg:height="1cm" svg:x="26.5cm" svg:y="18.5cm">
          <text:p>甜蜜</text:p>
          <text:p>點</text:p>
        </draw:rect>
        <draw:rect draw:style-name="standard" draw:layer="layout" svg:width="1.5cm" svg:height="1cm" svg:x="27.5cm" svg:y="18.5cm">
          <text:p/>
        </draw:rect>
        <draw:rect draw:style-name="standard" draw:layer="layout" svg:width="1cm" svg:height="1cm" svg:x="24cm" svg:y="19.5cm">
          <text:p>購買</text:p>
          <text:p>方式</text:p>
        </draw:rect>
        <draw:rect draw:style-name="standard" draw:layer="layout" svg:width="1.5cm" svg:height="1cm" svg:x="25cm" svg:y="19.5cm">
          <text:p/>
        </draw:rect>
        <draw:rect draw:style-name="standard" draw:layer="layout" svg:width="1cm" svg:height="1cm" svg:x="26.5cm" svg:y="19.5cm">
          <text:p>促銷</text:p>
          <text:p>方式</text:p>
        </draw:rect>
        <draw:rect draw:style-name="standard" draw:layer="layout" svg:width="1.5cm" svg:height="1cm" svg:x="27.5cm" svg:y="19.5cm">
          <text:p/>
        </draw:rect>
        <draw:rect draw:style-name="standard" draw:layer="layout" svg:width="5cm" svg:height="0.508cm" svg:x="24cm" svg:y="15.992cm">
          <text:p>消費行為</text:p>
        </draw:rect>
        <draw:custom-shape draw:style-name="筆記流程區塊" draw:layer="layout" svg:width="1cm" svg:height="1cm" svg:x="23cm" svg:y="15.5cm">
          <text:p/>
          <draw:enhanced-geometry svg:viewBox="0 0 21600 21600" draw:mirror-horizontal="false" draw:mirror-vertical="false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表單編號" draw:layer="layout" svg:width="2.5cm" svg:height="1cm" svg:x="0.5cm" svg:y="0.5cm">
          <text:p>小抄A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standard" draw:layer="layout" svg:width="0.5cm" svg:height="7cm" svg:x="18.5cm" svg:y="3cm">
          <text:p>產</text:p>
          <text:p>業</text:p>
          <text:p>過</text:p>
          <text:p>去</text:p>
          <text:p>、</text:p>
          <text:p>現</text:p>
          <text:p>在</text:p>
          <text:p>、</text:p>
          <text:p>未</text:p>
          <text:p>來</text:p>
        </draw:rect>
        <draw:rect draw:style-name="standard" draw:layer="layout" svg:width="0.5cm" svg:height="7cm" svg:x="25cm" svg:y="3cm">
          <text:p>產</text:p>
          <text:p>業</text:p>
          <text:p>周</text:p>
          <text:p>遭</text:p>
          <text:p>環</text:p>
          <text:p>境</text:p>
        </draw:rect>
        <draw:rect draw:style-name="standard" draw:layer="layout" svg:width="0.5cm" svg:height="5cm" svg:x="14.5cm" svg:y="10.5cm">
          <text:p>市</text:p>
          <text:p>場</text:p>
          <text:p>規</text:p>
          <text:p>模</text:p>
          <text:p>&amp;</text:p>
          <text:p>佔</text:p>
          <text:p>率</text:p>
        </draw:rect>
        <draw:rect draw:style-name="standard" draw:layer="layout" svg:width="0.5cm" svg:height="1.5cm" svg:x="19.5cm" svg:y="14cm">
          <text:p>市</text:p>
          <text:p>場</text:p>
          <text:p>障</text:p>
          <text:p>礙</text:p>
        </draw:rect>
        <draw:rect draw:style-name="standard" draw:layer="layout" svg:width="2.5cm" svg:height="0.75cm" svg:x="20.5cm" svg:y="14cm">
          <text:p/>
        </draw:rect>
        <draw:rect draw:style-name="standard" draw:layer="layout" svg:width="0.5cm" svg:height="0.75cm" svg:x="20cm" svg:y="14cm">
          <text:p>進</text:p>
          <text:p>入</text:p>
        </draw:rect>
        <draw:rect draw:style-name="standard" draw:layer="layout" svg:width="2.5cm" svg:height="0.75cm" svg:x="20.5cm" svg:y="14.75cm">
          <text:p/>
        </draw:rect>
        <draw:rect draw:style-name="standard" draw:layer="layout" svg:width="0.5cm" svg:height="0.75cm" svg:x="20cm" svg:y="14.75cm">
          <text:p>模</text:p>
          <text:p>仿</text:p>
        </draw:rect>
        <draw:rect draw:style-name="standard" draw:layer="layout" svg:width="0.5cm" svg:height="3.5cm" svg:x="19.5cm" svg:y="10.5cm">
          <text:p>市</text:p>
          <text:p>場</text:p>
          <text:p>影</text:p>
          <text:p>響</text:p>
          <text:p>要</text:p>
          <text:p>素</text:p>
        </draw:rect>
        <draw:rect draw:style-name="standard" draw:layer="layout" svg:width="1cm" svg:height="1cm" svg:x="8cm" svg:y="19.5cm">
          <text:p>態度</text:p>
          <text:p>價值觀</text:p>
        </draw:rect>
        <draw:rect draw:style-name="standard" draw:layer="layout" svg:width="1.5cm" svg:height="1cm" svg:x="9cm" svg:y="19.5cm">
          <text:p/>
        </draw:rect>
        <draw:rect draw:style-name="standard" draw:layer="layout" svg:width="3.5cm" svg:height="1cm" svg:x="8.5cm" svg:y="14.5cm">
          <text:p/>
        </draw:rect>
        <draw:rect draw:style-name="standard" draw:layer="layout" svg:width="3.5cm" svg:height="1cm" svg:x="8.5cm" svg:y="10.5cm">
          <text:p/>
        </draw:rect>
        <draw:rect draw:style-name="standard" draw:layer="layout" svg:width="1.5cm" svg:height="3cm" svg:x="12cm" svg:y="11.5cm">
          <text:p/>
        </draw:rect>
        <draw:rect draw:style-name="standard" draw:layer="layout" svg:width="1.5cm" svg:height="3cm" svg:x="6.5cm" svg:y="11.5cm">
          <text:p/>
        </draw:rect>
        <draw:rect draw:style-name="standard" draw:layer="layout" svg:width="2cm" svg:height="2.5cm" svg:x="8cm" svg:y="12cm">
          <text:p/>
        </draw:rect>
        <draw:rect draw:style-name="standard" draw:layer="layout" svg:width="2cm" svg:height="2.5cm" svg:x="10cm" svg:y="12cm">
          <text:p/>
        </draw:rect>
        <draw:rect draw:style-name="頁面_5f_檔頭" draw:layer="layout" svg:width="8.5cm" svg:height="0.5cm" svg:x="19.5cm" svg:y="0.5cm">
          <text:p>企畫工具包 Ver. <text:date style:data-style-name="D5" text:date-value="2013-12-12">Dec 12, 2013</text:date> CC-BY ETBlue</text:p>
        </draw:rect>
        <draw:rect draw:style-name="standard" draw:layer="layout" svg:width="0.5cm" svg:height="0.5cm" svg:x="26cm" svg:y="7.5cm">
          <text:p>E</text:p>
        </draw:rect>
        <draw:rect draw:style-name="standard" draw:layer="layout" svg:width="2.5cm" svg:height="0.5cm" svg:x="26.5cm" svg:y="7.5cm">
          <text:p/>
        </draw:rect>
        <draw:rect draw:style-name="standard" draw:layer="layout" svg:width="0.5cm" svg:height="0.5cm" svg:x="26cm" svg:y="9.5cm">
          <text:p>E</text:p>
        </draw:rect>
        <draw:rect draw:style-name="standard" draw:layer="layout" svg:width="2.5cm" svg:height="0.5cm" svg:x="26.5cm" svg:y="9.5cm">
          <text:p/>
        </draw:rect>
        <draw:rect draw:style-name="standard" draw:layer="layout" svg:width="0.5cm" svg:height="0.5cm" svg:x="26cm" svg:y="9cm">
          <text:p>L</text:p>
        </draw:rect>
        <draw:rect draw:style-name="standard" draw:layer="layout" svg:width="2.5cm" svg:height="0.5cm" svg:x="26.5cm" svg:y="9cm">
          <text:p/>
        </draw:rect>
        <draw:rect draw:style-name="standard" draw:layer="layout" svg:width="0.5cm" svg:height="0.5cm" svg:x="20cm" svg:y="12.5cm">
          <text:p>P</text:p>
        </draw:rect>
        <draw:rect draw:style-name="standard" draw:layer="layout" svg:width="2.5cm" svg:height="0.5cm" svg:x="20.5cm" svg:y="12.5cm">
          <text:p/>
        </draw:rect>
        <draw:rect draw:style-name="standard" draw:layer="layout" svg:width="0.5cm" svg:height="0.5cm" svg:x="20cm" svg:y="12cm">
          <text:p>E</text:p>
        </draw:rect>
        <draw:rect draw:style-name="standard" draw:layer="layout" svg:width="2.5cm" svg:height="0.5cm" svg:x="20.5cm" svg:y="12cm">
          <text:p/>
        </draw:rect>
        <draw:rect draw:style-name="standard" draw:layer="layout" svg:width="0.5cm" svg:height="0.5cm" svg:x="20cm" svg:y="10.5cm">
          <text:p>S</text:p>
        </draw:rect>
        <draw:rect draw:style-name="standard" draw:layer="layout" svg:width="2.5cm" svg:height="0.5cm" svg:x="20.5cm" svg:y="10.5cm">
          <text:p/>
        </draw:rect>
        <draw:rect draw:style-name="standard" draw:layer="layout" svg:width="0.5cm" svg:height="0.5cm" svg:x="20cm" svg:y="11cm">
          <text:p>T</text:p>
        </draw:rect>
        <draw:rect draw:style-name="standard" draw:layer="layout" svg:width="2.5cm" svg:height="0.5cm" svg:x="20.5cm" svg:y="11cm">
          <text:p/>
        </draw:rect>
        <draw:rect draw:style-name="standard" draw:layer="layout" svg:width="0.5cm" svg:height="0.5cm" svg:x="20cm" svg:y="11.5cm">
          <text:p>E</text:p>
        </draw:rect>
        <draw:rect draw:style-name="standard" draw:layer="layout" svg:width="2.5cm" svg:height="0.5cm" svg:x="20.5cm" svg:y="11.5cm">
          <text:p/>
        </draw:rect>
        <draw:rect draw:style-name="standard" draw:layer="layout" svg:width="0.5cm" svg:height="0.5cm" svg:x="20cm" svg:y="13.5cm">
          <text:p>E</text:p>
        </draw:rect>
        <draw:rect draw:style-name="standard" draw:layer="layout" svg:width="2.5cm" svg:height="0.5cm" svg:x="20.5cm" svg:y="13.5cm">
          <text:p/>
        </draw:rect>
        <draw:rect draw:style-name="standard" draw:layer="layout" svg:width="0.5cm" svg:height="0.5cm" svg:x="20cm" svg:y="13cm">
          <text:p>L</text:p>
        </draw:rect>
        <draw:rect draw:style-name="standard" draw:layer="layout" svg:width="2.5cm" svg:height="0.5cm" svg:x="20.5cm" svg:y="13cm">
          <text:p/>
        </draw:rect>
      </draw:page>
      <draw:page draw:name="page2" draw:style-name="dp1" draw:master-page-name="標準">
        <office:forms form:automatic-focus="false" form:apply-design-mode="false"/>
        <draw:rect draw:style-name="standard" draw:layer="layout" svg:width="2.5cm" svg:height="0.5cm" svg:x="6cm" svg:y="7cm">
          <text:p>市場區塊</text:p>
        </draw:rect>
        <draw:rect draw:style-name="standard" draw:layer="layout" svg:width="2.5cm" svg:height="0.5cm" svg:x="8.5cm" svg:y="7cm">
          <text:p>產品訴求</text:p>
        </draw:rect>
        <draw:rect draw:style-name="standard" draw:layer="layout" svg:width="8.5cm" svg:height="0.5cm" svg:x="11cm" svg:y="7cm">
          <text:p>目前狀況</text:p>
        </draw:rect>
        <draw:rect draw:style-name="standard" draw:layer="layout" svg:width="0.5cm" svg:height="1cm" svg:x="14cm" svg:y="7.5cm">
          <text:p>S</text:p>
        </draw:rect>
        <draw:rect draw:style-name="standard" draw:layer="layout" svg:width="0.5cm" svg:height="2cm" svg:x="13.5cm" svg:y="7.5cm">
          <text:p>內</text:p>
        </draw:rect>
        <draw:rect draw:style-name="standard" draw:layer="layout" svg:width="0.5cm" svg:height="1cm" svg:x="14cm" svg:y="8.5cm">
          <text:p>W</text:p>
        </draw:rect>
        <draw:rect draw:style-name="standard" draw:layer="layout" svg:width="0.5cm" svg:height="1cm" svg:x="14cm" svg:y="9.5cm">
          <text:p>O</text:p>
        </draw:rect>
        <draw:rect draw:style-name="standard" draw:layer="layout" svg:width="0.5cm" svg:height="2cm" svg:x="13.5cm" svg:y="9.5cm">
          <text:p>外</text:p>
        </draw:rect>
        <draw:rect draw:style-name="standard" draw:layer="layout" svg:width="0.5cm" svg:height="1cm" svg:x="14cm" svg:y="10.5cm">
          <text:p>T</text:p>
        </draw:rect>
        <draw:rect draw:style-name="standard" draw:layer="layout" svg:width="5cm" svg:height="1cm" svg:x="14.5cm" svg:y="7.5cm">
          <text:p/>
        </draw:rect>
        <draw:rect draw:style-name="standard" draw:layer="layout" svg:width="5cm" svg:height="1cm" svg:x="14.5cm" svg:y="10.5cm">
          <text:p/>
        </draw:rect>
        <draw:rect draw:style-name="standard" draw:layer="layout" svg:width="5cm" svg:height="1cm" svg:x="14.5cm" svg:y="8.5cm">
          <text:p/>
        </draw:rect>
        <draw:rect draw:style-name="standard" draw:layer="layout" svg:width="5cm" svg:height="1cm" svg:x="14.5cm" svg:y="9.5cm">
          <text:p/>
        </draw:rect>
        <draw:rect draw:style-name="standard" draw:layer="layout" svg:width="2.5cm" svg:height="4cm" svg:x="6cm" svg:y="7.5cm">
          <text:p/>
        </draw:rect>
        <draw:rect draw:style-name="standard" draw:layer="layout" svg:width="2.5cm" svg:height="4cm" svg:x="8.5cm" svg:y="7.5cm">
          <text:p/>
        </draw:rect>
        <draw:rect draw:style-name="standard" draw:layer="layout" svg:width="4.5cm" svg:height="0.5cm" svg:x="19.5cm" svg:y="7cm">
          <text:p>對應策略</text:p>
        </draw:rect>
        <draw:rect draw:style-name="standard" draw:layer="layout" svg:width="4.5cm" svg:height="1cm" svg:x="19.5cm" svg:y="7.5cm">
          <text:p/>
        </draw:rect>
        <draw:rect draw:style-name="standard" draw:layer="layout" svg:width="4.5cm" svg:height="1cm" svg:x="19.5cm" svg:y="10.5cm">
          <text:p/>
        </draw:rect>
        <draw:rect draw:style-name="standard" draw:layer="layout" svg:width="4.5cm" svg:height="1cm" svg:x="19.5cm" svg:y="8.5cm">
          <text:p/>
        </draw:rect>
        <draw:rect draw:style-name="standard" draw:layer="layout" svg:width="4.5cm" svg:height="1cm" svg:x="19.5cm" svg:y="9.5cm">
          <text:p/>
        </draw:rect>
        <draw:rect draw:style-name="standard" draw:layer="layout" svg:width="2.5cm" svg:height="0.5cm" svg:x="24cm" svg:y="7cm">
          <text:p>短程目標</text:p>
        </draw:rect>
        <draw:rect draw:style-name="standard" draw:layer="layout" svg:width="2.5cm" svg:height="4cm" svg:x="24cm" svg:y="7.5cm">
          <text:p/>
        </draw:rect>
        <draw:rect draw:style-name="standard" draw:layer="layout" svg:width="2.5cm" svg:height="0.5cm" svg:x="26.5cm" svg:y="7cm">
          <text:p>中程目標</text:p>
        </draw:rect>
        <draw:rect draw:style-name="standard" draw:layer="layout" svg:width="2.5cm" svg:height="4cm" svg:x="26.5cm" svg:y="7.5cm">
          <text:p/>
        </draw:rect>
        <draw:rect draw:style-name="standard" draw:layer="layout" svg:width="2.5cm" svg:height="4cm" svg:x="11cm" svg:y="7.5cm">
          <text:p/>
        </draw:rect>
        <draw:rect draw:style-name="standard" draw:layer="layout" svg:width="2.5cm" svg:height="1cm" svg:x="6cm" svg:y="11.5cm">
          <text:p/>
        </draw:rect>
        <draw:rect draw:style-name="standard" draw:layer="layout" svg:width="8.5cm" svg:height="1cm" svg:x="11cm" svg:y="11.5cm">
          <text:p/>
        </draw:rect>
        <draw:rect draw:style-name="standard" draw:layer="layout" svg:width="4.5cm" svg:height="1cm" svg:x="19.5cm" svg:y="11.5cm">
          <text:p/>
        </draw:rect>
        <draw:rect draw:style-name="standard" draw:layer="layout" svg:width="5cm" svg:height="1cm" svg:x="24cm" svg:y="11.5cm">
          <text:p/>
        </draw:rect>
        <draw:rect draw:style-name="standard" draw:layer="layout" svg:width="2.5cm" svg:height="1cm" svg:x="6cm" svg:y="12.5cm">
          <text:p/>
        </draw:rect>
        <draw:rect draw:style-name="standard" draw:layer="layout" svg:width="8.5cm" svg:height="1cm" svg:x="11cm" svg:y="12.5cm">
          <text:p/>
        </draw:rect>
        <draw:rect draw:style-name="standard" draw:layer="layout" svg:width="4.5cm" svg:height="1cm" svg:x="19.5cm" svg:y="12.5cm">
          <text:p/>
        </draw:rect>
        <draw:rect draw:style-name="standard" draw:layer="layout" svg:width="5cm" svg:height="1cm" svg:x="24cm" svg:y="12.5cm">
          <text:p/>
        </draw:rect>
        <draw:rect draw:style-name="standard" draw:layer="layout" svg:width="2.5cm" svg:height="1cm" svg:x="8.5cm" svg:y="11.5cm">
          <text:p/>
        </draw:rect>
        <draw:rect draw:style-name="standard" draw:layer="layout" svg:width="2.5cm" svg:height="1cm" svg:x="8.5cm" svg:y="12.5cm">
          <text:p/>
        </draw:rect>
        <draw:rect draw:style-name="standard" draw:layer="layout" svg:width="2cm" svg:height="0.5cm" svg:x="1cm" svg:y="14cm">
          <text:p>品牌</text:p>
        </draw:rect>
        <draw:rect draw:style-name="standard" draw:layer="layout" svg:width="2cm" svg:height="4cm" svg:x="1cm" svg:y="14.5cm">
          <text:p/>
        </draw:rect>
        <draw:rect draw:style-name="standard" draw:layer="layout" svg:width="2cm" svg:height="4cm" svg:x="3cm" svg:y="14.5cm">
          <text:p/>
        </draw:rect>
        <draw:rect draw:style-name="standard" draw:layer="layout" svg:width="4cm" svg:height="1cm" svg:x="1cm" svg:y="18.5cm">
          <text:p/>
        </draw:rect>
        <draw:rect draw:style-name="standard" draw:layer="layout" svg:width="4cm" svg:height="1cm" svg:x="1cm" svg:y="19.5cm">
          <text:p/>
        </draw:rect>
        <draw:rect draw:style-name="standard" draw:layer="layout" svg:width="2cm" svg:height="0.5cm" svg:x="3cm" svg:y="14cm">
          <text:p>定位</text:p>
        </draw:rect>
        <draw:custom-shape draw:style-name="筆記流程區塊" draw:layer="layout" svg:width="28.5cm" svg:height="1.017cm" svg:x="0.5cm" svg:y="1.501cm">
          <text:p>策略&amp;行銷..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standard" draw:layer="layout" svg:width="0.5cm" svg:height="1cm" svg:x="5.5cm" svg:y="11.5cm">
          <text:p>A</text:p>
        </draw:rect>
        <draw:rect draw:style-name="standard" draw:layer="layout" svg:width="0.5cm" svg:height="1cm" svg:x="5.5cm" svg:y="12.5cm">
          <text:p>B</text:p>
        </draw:rect>
        <draw:rect draw:style-name="standard" draw:layer="layout" svg:width="2cm" svg:height="0.5cm" svg:x="5cm" svg:y="14cm">
          <text:p>產品線命名</text:p>
        </draw:rect>
        <draw:rect draw:style-name="standard" draw:layer="layout" svg:width="2cm" svg:height="0.5cm" svg:x="7cm" svg:y="14cm">
          <text:p>品項命名</text:p>
        </draw:rect>
        <draw:rect draw:style-name="standard" draw:layer="layout" svg:width="2cm" svg:height="4cm" svg:x="5cm" svg:y="14.5cm">
          <text:p/>
        </draw:rect>
        <draw:rect draw:style-name="standard" draw:layer="layout" svg:width="2cm" svg:height="4cm" svg:x="7cm" svg:y="14.5cm">
          <text:p/>
        </draw:rect>
        <draw:rect draw:style-name="standard" draw:layer="layout" svg:width="2cm" svg:height="0.5cm" svg:x="9cm" svg:y="14cm">
          <text:p>定價</text:p>
        </draw:rect>
        <draw:rect draw:style-name="standard" draw:layer="layout" svg:width="2cm" svg:height="0.5cm" svg:x="11cm" svg:y="14cm">
          <text:p>通路</text:p>
        </draw:rect>
        <draw:rect draw:style-name="standard" draw:layer="layout" svg:width="2cm" svg:height="3cm" svg:x="9cm" svg:y="15.5cm">
          <text:p/>
        </draw:rect>
        <draw:rect draw:style-name="standard" draw:layer="layout" svg:width="2cm" svg:height="4cm" svg:x="11cm" svg:y="14.5cm">
          <text:p/>
        </draw:rect>
        <draw:rect draw:style-name="standard" draw:layer="layout" svg:width="5cm" svg:height="0.5cm" svg:x="13cm" svg:y="14cm">
          <text:p>新客促銷</text:p>
        </draw:rect>
        <draw:rect draw:style-name="standard" draw:layer="layout" svg:width="5cm" svg:height="0.5cm" svg:x="18cm" svg:y="14cm">
          <text:p>熟客促銷</text:p>
        </draw:rect>
        <draw:rect draw:style-name="standard" draw:layer="layout" svg:width="4cm" svg:height="4cm" svg:x="14cm" svg:y="14.5cm">
          <text:p/>
        </draw:rect>
        <draw:rect draw:style-name="standard" draw:layer="layout" svg:width="4cm" svg:height="4cm" svg:x="19cm" svg:y="14.5cm">
          <text:p/>
        </draw:rect>
        <draw:rect draw:style-name="standard" draw:layer="layout" svg:width="2cm" svg:height="1cm" svg:x="5cm" svg:y="18.5cm">
          <text:p/>
        </draw:rect>
        <draw:rect draw:style-name="standard" draw:layer="layout" svg:width="2cm" svg:height="1cm" svg:x="7cm" svg:y="18.5cm">
          <text:p/>
        </draw:rect>
        <draw:rect draw:style-name="standard" draw:layer="layout" svg:width="2cm" svg:height="1cm" svg:x="9cm" svg:y="18.5cm">
          <text:p/>
        </draw:rect>
        <draw:rect draw:style-name="standard" draw:layer="layout" svg:width="2cm" svg:height="1cm" svg:x="11cm" svg:y="18.5cm">
          <text:p/>
        </draw:rect>
        <draw:rect draw:style-name="standard" draw:layer="layout" svg:width="5cm" svg:height="1cm" svg:x="13cm" svg:y="18.5cm">
          <text:p/>
        </draw:rect>
        <draw:rect draw:style-name="standard" draw:layer="layout" svg:width="5cm" svg:height="1cm" svg:x="18cm" svg:y="18.5cm">
          <text:p/>
        </draw:rect>
        <draw:rect draw:style-name="standard" draw:layer="layout" svg:width="1cm" svg:height="0.8cm" svg:x="13cm" svg:y="14.5cm">
          <text:p>注意</text:p>
        </draw:rect>
        <draw:rect draw:style-name="standard" draw:layer="layout" svg:width="1cm" svg:height="0.8cm" svg:x="13cm" svg:y="15.3cm">
          <text:p>興趣</text:p>
        </draw:rect>
        <draw:rect draw:style-name="standard" draw:layer="layout" svg:width="1cm" svg:height="0.8cm" svg:x="13cm" svg:y="16.1cm">
          <text:p>欲望</text:p>
        </draw:rect>
        <draw:rect draw:style-name="standard" draw:layer="layout" svg:width="1cm" svg:height="0.8cm" svg:x="13cm" svg:y="16.9cm">
          <text:p>行動</text:p>
        </draw:rect>
        <draw:rect draw:style-name="standard" draw:layer="layout" svg:width="1cm" svg:height="0.8cm" svg:x="13cm" svg:y="17.7cm">
          <text:p>滿意</text:p>
        </draw:rect>
        <draw:rect draw:style-name="standard" draw:layer="layout" svg:width="2cm" svg:height="0.5cm" svg:x="23cm" svg:y="14cm">
          <text:p>人員</text:p>
        </draw:rect>
        <draw:rect draw:style-name="standard" draw:layer="layout" svg:width="2cm" svg:height="0.5cm" svg:x="25cm" svg:y="14cm">
          <text:p>展示</text:p>
        </draw:rect>
        <draw:rect draw:style-name="standard" draw:layer="layout" svg:width="2cm" svg:height="4cm" svg:x="23cm" svg:y="14.5cm">
          <text:p/>
        </draw:rect>
        <draw:rect draw:style-name="standard" draw:layer="layout" svg:width="2cm" svg:height="4cm" svg:x="25cm" svg:y="14.5cm">
          <text:p/>
        </draw:rect>
        <draw:rect draw:style-name="standard" draw:layer="layout" svg:width="2cm" svg:height="1cm" svg:x="23cm" svg:y="18.5cm">
          <text:p/>
        </draw:rect>
        <draw:rect draw:style-name="standard" draw:layer="layout" svg:width="2cm" svg:height="1cm" svg:x="25cm" svg:y="18.5cm">
          <text:p/>
        </draw:rect>
        <draw:rect draw:style-name="standard" draw:layer="layout" svg:width="2cm" svg:height="0.5cm" svg:x="27cm" svg:y="14cm">
          <text:p>流程</text:p>
        </draw:rect>
        <draw:rect draw:style-name="standard" draw:layer="layout" svg:width="2cm" svg:height="4cm" svg:x="27cm" svg:y="14.5cm">
          <text:p/>
        </draw:rect>
        <draw:rect draw:style-name="standard" draw:layer="layout" svg:width="2cm" svg:height="1cm" svg:x="27cm" svg:y="18.5cm">
          <text:p/>
        </draw:rect>
        <draw:rect draw:style-name="standard" draw:layer="layout" svg:width="1cm" svg:height="1cm" svg:x="18cm" svg:y="14.5cm">
          <text:p>維繫</text:p>
        </draw:rect>
        <draw:rect draw:style-name="standard" draw:layer="layout" svg:width="1cm" svg:height="0.999cm" svg:x="18cm" svg:y="15.5cm">
          <text:p>安撫</text:p>
        </draw:rect>
        <draw:rect draw:style-name="standard" draw:layer="layout" svg:width="1cm" svg:height="1.001cm" svg:x="18cm" svg:y="16.499cm">
          <text:p>滿意</text:p>
        </draw:rect>
        <draw:rect draw:style-name="standard" draw:layer="layout" svg:width="1cm" svg:height="1cm" svg:x="18cm" svg:y="17.5cm">
          <text:p>依賴</text:p>
        </draw:rect>
        <draw:rect draw:style-name="standard" draw:layer="layout" svg:width="2cm" svg:height="1cm" svg:x="9cm" svg:y="14.5cm">
          <text:p/>
        </draw:rect>
        <draw:rect draw:style-name="standard" draw:layer="layout" svg:width="2cm" svg:height="1cm" svg:x="5cm" svg:y="19.5cm">
          <text:p/>
        </draw:rect>
        <draw:rect draw:style-name="standard" draw:layer="layout" svg:width="2cm" svg:height="1cm" svg:x="7cm" svg:y="19.5cm">
          <text:p/>
        </draw:rect>
        <draw:rect draw:style-name="standard" draw:layer="layout" svg:width="2cm" svg:height="1cm" svg:x="9cm" svg:y="19.5cm">
          <text:p/>
        </draw:rect>
        <draw:rect draw:style-name="standard" draw:layer="layout" svg:width="2cm" svg:height="1cm" svg:x="11cm" svg:y="19.5cm">
          <text:p/>
        </draw:rect>
        <draw:rect draw:style-name="standard" draw:layer="layout" svg:width="5cm" svg:height="1cm" svg:x="13cm" svg:y="19.5cm">
          <text:p/>
        </draw:rect>
        <draw:rect draw:style-name="standard" draw:layer="layout" svg:width="5cm" svg:height="1cm" svg:x="18cm" svg:y="19.5cm">
          <text:p/>
        </draw:rect>
        <draw:rect draw:style-name="standard" draw:layer="layout" svg:width="2cm" svg:height="1cm" svg:x="23cm" svg:y="19.5cm">
          <text:p/>
        </draw:rect>
        <draw:rect draw:style-name="standard" draw:layer="layout" svg:width="2cm" svg:height="1cm" svg:x="25cm" svg:y="19.5cm">
          <text:p/>
        </draw:rect>
        <draw:rect draw:style-name="standard" draw:layer="layout" svg:width="2cm" svg:height="1cm" svg:x="27cm" svg:y="19.5cm">
          <text:p/>
        </draw:rect>
        <draw:custom-shape draw:style-name="筆記流程區塊" draw:layer="layout" svg:width="1.5cm" svg:height="1.5cm" svg:x="27.7cm" svg:y="1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頁面_5f_檔頭" draw:layer="layout" svg:width="1cm" svg:height="0.5cm" svg:x="28cm" svg:y="0.5cm">
          <text:p>Page <text:page-number>2</text:page-number></text:p>
        </draw:rect>
        <draw:custom-shape draw:style-name="表單編號" draw:layer="layout" svg:width="2.5cm" svg:height="1cm" svg:x="0.5cm" svg:y="0.5cm">
          <text:p>小抄B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筆記流程區塊" draw:layer="layout" svg:width="1cm" svg:height="1cm" svg:x="0.5cm" svg:y="13.5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standard" draw:layer="layout" svg:width="4.5cm" svg:height="0.5cm" svg:x="5.5cm" svg:y="3cm">
          <text:p>描述產品組合 (BCG <text:s/>Matrix)</text:p>
        </draw:rect>
        <draw:rect draw:style-name="standard" draw:layer="layout" svg:width="4.5cm" svg:height="0.5cm" svg:x="0.5cm" svg:y="7cm">
          <text:p>內外總覽決策 (SWOT )</text:p>
        </draw:rect>
        <draw:rect draw:style-name="standard" draw:layer="layout" svg:width="3cm" svg:height="0.5cm" svg:x="15.5cm" svg:y="3cm">
          <text:p>描述自身競爭力</text:p>
        </draw:rect>
        <draw:rect draw:style-name="standard" draw:layer="layout" svg:width="6cm" svg:height="0.5cm" svg:x="23cm" svg:y="3cm">
          <text:p>發掘潛在問題 (平衡計分卡)</text:p>
        </draw:rect>
        <draw:rect draw:style-name="standard" draw:layer="layout" svg:width="4.5cm" svg:height="0.5cm" svg:x="10.5cm" svg:y="3cm">
          <text:p>選擇成長策略 (Ansoff's Matrix)</text:p>
        </draw:rect>
        <draw:rect draw:style-name="standard" draw:layer="layout" svg:width="4.5cm" svg:height="0.5cm" svg:x="0.5cm" svg:y="10.5cm">
          <text:p>評估策略可行性</text:p>
        </draw:rect>
        <draw:rect draw:style-name="standard" draw:layer="layout" svg:width="3.5cm" svg:height="0.5cm" svg:x="19cm" svg:y="3cm">
          <text:p>描述現有問題 (5W2H)</text:p>
        </draw:rect>
        <draw:rect draw:style-name="standard" draw:layer="layout" svg:width="2cm" svg:height="1cm" svg:x="6cm" svg:y="4cm">
          <text:p>Stars</text:p>
        </draw:rect>
        <draw:rect draw:style-name="standard" draw:layer="layout" svg:width="2cm" svg:height="1cm" svg:x="6cm" svg:y="5cm">
          <text:p>Cash</text:p>
          <text:p>Cows</text:p>
        </draw:rect>
        <draw:rect draw:style-name="standard" draw:layer="layout" svg:width="2cm" svg:height="1cm" svg:x="8cm" svg:y="4cm">
          <text:p>Question</text:p>
          <text:p>Marks</text:p>
        </draw:rect>
        <draw:rect draw:style-name="standard" draw:layer="layout" svg:width="2cm" svg:height="1cm" svg:x="8cm" svg:y="5cm">
          <text:p>Dogs</text:p>
        </draw:rect>
        <draw:rect draw:style-name="standard" draw:layer="layout" svg:width="2cm" svg:height="0.5cm" svg:x="6cm" svg:y="3.5cm">
          <text:p>市佔高</text:p>
        </draw:rect>
        <draw:rect draw:style-name="standard" draw:layer="layout" svg:width="2cm" svg:height="0.5cm" svg:x="8cm" svg:y="3.5cm">
          <text:p>市佔低</text:p>
        </draw:rect>
        <draw:rect draw:style-name="standard" draw:layer="layout" svg:width="0.5cm" svg:height="1cm" svg:x="5.5cm" svg:y="4cm">
          <text:p>成</text:p>
          <text:p>長</text:p>
          <text:p>高</text:p>
        </draw:rect>
        <draw:rect draw:style-name="standard" draw:layer="layout" svg:width="0.5cm" svg:height="1cm" svg:x="5.5cm" svg:y="5cm">
          <text:p>成</text:p>
          <text:p>長</text:p>
          <text:p>低</text:p>
        </draw:rect>
        <draw:rect draw:style-name="standard" draw:layer="layout" svg:width="2cm" svg:height="1cm" svg:x="1cm" svg:y="8cm">
          <text:p>1.SO</text:p>
        </draw:rect>
        <draw:rect draw:style-name="standard" draw:layer="layout" svg:width="2cm" svg:height="1cm" svg:x="1cm" svg:y="9cm">
          <text:p>2.ST</text:p>
        </draw:rect>
        <draw:rect draw:style-name="standard" draw:layer="layout" svg:width="2cm" svg:height="1cm" svg:x="3cm" svg:y="8cm">
          <text:p>3.WO</text:p>
        </draw:rect>
        <draw:rect draw:style-name="standard" draw:layer="layout" svg:width="2cm" svg:height="1cm" svg:x="3cm" svg:y="9cm">
          <text:p>4.WT</text:p>
        </draw:rect>
        <draw:rect draw:style-name="standard" draw:layer="layout" svg:width="2cm" svg:height="0.5cm" svg:x="1cm" svg:y="7.5cm">
          <text:p>強</text:p>
        </draw:rect>
        <draw:rect draw:style-name="standard" draw:layer="layout" svg:width="2cm" svg:height="0.5cm" svg:x="3cm" svg:y="7.5cm">
          <text:p>弱</text:p>
        </draw:rect>
        <draw:rect draw:style-name="standard" draw:layer="layout" svg:width="0.5cm" svg:height="1cm" svg:x="0.5cm" svg:y="8cm">
          <text:p>機</text:p>
          <text:p>會</text:p>
        </draw:rect>
        <draw:rect draw:style-name="standard" draw:layer="layout" svg:width="0.5cm" svg:height="1cm" svg:x="0.5cm" svg:y="9cm">
          <text:p>威</text:p>
          <text:p>脅</text:p>
        </draw:rect>
        <draw:rect draw:style-name="standard" draw:layer="layout" svg:width="2cm" svg:height="1cm" svg:x="11cm" svg:y="4cm">
          <text:p>1.Market</text:p>
          <text:p>Penetration</text:p>
        </draw:rect>
        <draw:rect draw:style-name="standard" draw:layer="layout" svg:width="2cm" svg:height="1cm" svg:x="11cm" svg:y="5cm">
          <text:p>2.Market</text:p>
          <text:p>Development</text:p>
        </draw:rect>
        <draw:rect draw:style-name="standard" draw:layer="layout" svg:width="2cm" svg:height="1cm" svg:x="13cm" svg:y="4cm">
          <text:p>3.Product</text:p>
          <text:p>Development</text:p>
        </draw:rect>
        <draw:rect draw:style-name="standard" draw:layer="layout" svg:width="2cm" svg:height="1cm" svg:x="13cm" svg:y="5cm">
          <text:p>Last:</text:p>
          <text:p>Diversification</text:p>
        </draw:rect>
        <draw:rect draw:style-name="standard" draw:layer="layout" svg:width="2cm" svg:height="0.5cm" svg:x="11cm" svg:y="3.5cm">
          <text:p>原品</text:p>
        </draw:rect>
        <draw:rect draw:style-name="standard" draw:layer="layout" svg:width="2cm" svg:height="0.5cm" svg:x="13cm" svg:y="3.5cm">
          <text:p>新品</text:p>
        </draw:rect>
        <draw:rect draw:style-name="standard" draw:layer="layout" svg:width="0.5cm" svg:height="1cm" svg:x="10.5cm" svg:y="4cm">
          <text:p>原</text:p>
          <text:p>市</text:p>
        </draw:rect>
        <draw:rect draw:style-name="standard" draw:layer="layout" svg:width="0.5cm" svg:height="1cm" svg:x="10.5cm" svg:y="5cm">
          <text:p>新</text:p>
          <text:p>市</text:p>
        </draw:rect>
        <draw:rect draw:style-name="standard" draw:layer="layout" svg:width="4.5cm" svg:height="0.5cm" svg:x="0.5cm" svg:y="3cm">
          <text:p>描述市場選擇 (GE Matrix)</text:p>
        </draw:rect>
        <draw:rect draw:style-name="standard" draw:layer="layout" svg:width="0.5cm" svg:height="0.5cm" svg:x="0.5cm" svg:y="4.5cm">
          <text:p>P2</text:p>
        </draw:rect>
        <draw:rect draw:style-name="standard" draw:layer="layout" svg:width="0.5cm" svg:height="0.5cm" svg:x="0.5cm" svg:y="5.5cm">
          <text:p>...</text:p>
        </draw:rect>
        <draw:rect draw:style-name="standard" draw:layer="layout" svg:width="0.5cm" svg:height="0.5cm" svg:x="0.5cm" svg:y="4cm">
          <text:p>P1</text:p>
        </draw:rect>
        <draw:rect draw:style-name="standard" draw:layer="layout" svg:width="1cm" svg:height="0.5cm" svg:x="2cm" svg:y="3.5cm">
          <text:p>S2</text:p>
        </draw:rect>
        <draw:rect draw:style-name="standard" draw:layer="layout" svg:width="1cm" svg:height="0.5cm" svg:x="3cm" svg:y="3.5cm">
          <text:p>S3</text:p>
        </draw:rect>
        <draw:rect draw:style-name="standard" draw:layer="layout" svg:width="1cm" svg:height="0.5cm" svg:x="1cm" svg:y="3.5cm">
          <text:p>S1</text:p>
        </draw:rect>
        <draw:rect draw:style-name="standard" draw:layer="layout" svg:width="1cm" svg:height="0.5cm" svg:x="4cm" svg:y="3.5cm">
          <text:p>...</text:p>
        </draw:rect>
        <draw:rect draw:style-name="standard" draw:layer="layout" svg:width="0.5cm" svg:height="0.5cm" svg:x="0.5cm" svg:y="5cm">
          <text:p>P3</text:p>
        </draw:rect>
        <draw:rect draw:style-name="standard" draw:layer="layout" svg:width="1cm" svg:height="0.5cm" svg:x="1cm" svg:y="4cm">
          <text:p/>
        </draw:rect>
        <draw:rect draw:style-name="standard" draw:layer="layout" svg:width="1cm" svg:height="0.5cm" svg:x="1cm" svg:y="4.5cm">
          <text:p/>
        </draw:rect>
        <draw:rect draw:style-name="standard" draw:layer="layout" svg:width="1cm" svg:height="0.5cm" svg:x="1cm" svg:y="5cm">
          <text:p/>
        </draw:rect>
        <draw:rect draw:style-name="standard" draw:layer="layout" svg:width="1cm" svg:height="0.5cm" svg:x="1cm" svg:y="5.5cm">
          <text:p/>
        </draw:rect>
        <draw:rect draw:style-name="standard" draw:layer="layout" svg:width="1cm" svg:height="0.5cm" svg:x="2cm" svg:y="4cm">
          <text:p/>
        </draw:rect>
        <draw:rect draw:style-name="standard" draw:layer="layout" svg:width="1cm" svg:height="0.5cm" svg:x="2cm" svg:y="4.5cm">
          <text:p/>
        </draw:rect>
        <draw:rect draw:style-name="standard" draw:layer="layout" svg:width="1cm" svg:height="0.5cm" svg:x="2cm" svg:y="5cm">
          <text:p/>
        </draw:rect>
        <draw:rect draw:style-name="standard" draw:layer="layout" svg:width="1cm" svg:height="0.5cm" svg:x="2cm" svg:y="5.5cm">
          <text:p/>
        </draw:rect>
        <draw:rect draw:style-name="standard" draw:layer="layout" svg:width="1cm" svg:height="0.5cm" svg:x="3cm" svg:y="4cm">
          <text:p/>
        </draw:rect>
        <draw:rect draw:style-name="standard" draw:layer="layout" svg:width="1cm" svg:height="0.5cm" svg:x="3cm" svg:y="4.5cm">
          <text:p/>
        </draw:rect>
        <draw:rect draw:style-name="standard" draw:layer="layout" svg:width="1cm" svg:height="0.5cm" svg:x="3cm" svg:y="5cm">
          <text:p/>
        </draw:rect>
        <draw:rect draw:style-name="standard" draw:layer="layout" svg:width="1cm" svg:height="0.5cm" svg:x="3cm" svg:y="5.5cm">
          <text:p/>
        </draw:rect>
        <draw:rect draw:style-name="standard" draw:layer="layout" svg:width="1cm" svg:height="0.5cm" svg:x="4cm" svg:y="4cm">
          <text:p/>
        </draw:rect>
        <draw:rect draw:style-name="standard" draw:layer="layout" svg:width="1cm" svg:height="0.5cm" svg:x="4cm" svg:y="4.5cm">
          <text:p/>
        </draw:rect>
        <draw:rect draw:style-name="standard" draw:layer="layout" svg:width="1cm" svg:height="0.5cm" svg:x="4cm" svg:y="5cm">
          <text:p/>
        </draw:rect>
        <draw:rect draw:style-name="standard" draw:layer="layout" svg:width="1cm" svg:height="0.5cm" svg:x="4cm" svg:y="5.5cm">
          <text:p/>
        </draw:rect>
        <draw:rect draw:style-name="standard" draw:layer="layout" svg:width="1cm" svg:height="0.5cm" svg:x="0.5cm" svg:y="11cm">
          <text:p>市場</text:p>
        </draw:rect>
        <draw:rect draw:style-name="standard" draw:layer="layout" svg:width="1cm" svg:height="0.5cm" svg:x="0.5cm" svg:y="11.5cm">
          <text:p>技術</text:p>
        </draw:rect>
        <draw:rect draw:style-name="standard" draw:layer="layout" svg:width="1cm" svg:height="0.5cm" svg:x="0.5cm" svg:y="12cm">
          <text:p>財務</text:p>
        </draw:rect>
        <draw:rect draw:style-name="standard" draw:layer="layout" svg:width="1cm" svg:height="0.5cm" svg:x="0.5cm" svg:y="12.5cm">
          <text:p>管理</text:p>
        </draw:rect>
        <draw:rect draw:style-name="standard" draw:layer="layout" svg:width="3.5cm" svg:height="0.5cm" svg:x="1.5cm" svg:y="11cm">
          <text:p/>
        </draw:rect>
        <draw:rect draw:style-name="standard" draw:layer="layout" svg:width="3.5cm" svg:height="0.5cm" svg:x="1.5cm" svg:y="11.5cm">
          <text:p/>
        </draw:rect>
        <draw:rect draw:style-name="standard" draw:layer="layout" svg:width="3.5cm" svg:height="0.5cm" svg:x="1.5cm" svg:y="12cm">
          <text:p/>
        </draw:rect>
        <draw:rect draw:style-name="standard" draw:layer="layout" svg:width="3.5cm" svg:height="0.5cm" svg:x="1.5cm" svg:y="12.5cm">
          <text:p/>
        </draw:rect>
        <draw:rect draw:style-name="standard" draw:layer="layout" svg:width="1cm" svg:height="0.5cm" svg:x="19cm" svg:y="4cm">
          <text:p>Who</text:p>
        </draw:rect>
        <draw:rect draw:style-name="standard" draw:layer="layout" svg:width="1cm" svg:height="0.5cm" svg:x="19cm" svg:y="4.5cm">
          <text:p>When</text:p>
        </draw:rect>
        <draw:rect draw:style-name="standard" draw:layer="layout" svg:width="1cm" svg:height="0.5cm" svg:x="19cm" svg:y="5cm">
          <text:p>Where</text:p>
        </draw:rect>
        <draw:rect draw:style-name="standard" draw:layer="layout" svg:width="1cm" svg:height="0.5cm" svg:x="19cm" svg:y="3.5cm">
          <text:p>What</text:p>
        </draw:rect>
        <draw:rect draw:style-name="standard" draw:layer="layout" svg:width="1cm" svg:height="0.5cm" svg:x="19cm" svg:y="5.5cm">
          <text:p>Why</text:p>
        </draw:rect>
        <draw:rect draw:style-name="standard" draw:layer="layout" svg:width="1cm" svg:height="1cm" svg:x="21cm" svg:y="3.5cm">
          <text:p>How</text:p>
        </draw:rect>
        <draw:rect draw:style-name="standard" draw:layer="layout" svg:width="1cm" svg:height="1cm" svg:x="21cm" svg:y="4.5cm">
          <text:p>How</text:p>
          <text:p>much</text:p>
        </draw:rect>
        <draw:rect draw:style-name="standard" draw:layer="layout" svg:width="1cm" svg:height="0.5cm" svg:x="20cm" svg:y="3.5cm">
          <text:p/>
        </draw:rect>
        <draw:rect draw:style-name="standard" draw:layer="layout" svg:width="1cm" svg:height="0.5cm" svg:x="20cm" svg:y="4cm">
          <text:p/>
        </draw:rect>
        <draw:rect draw:style-name="standard" draw:layer="layout" svg:width="1cm" svg:height="0.5cm" svg:x="20cm" svg:y="4.5cm">
          <text:p/>
        </draw:rect>
        <draw:rect draw:style-name="standard" draw:layer="layout" svg:width="1cm" svg:height="0.5cm" svg:x="20cm" svg:y="5cm">
          <text:p/>
        </draw:rect>
        <draw:rect draw:style-name="standard" draw:layer="layout" svg:width="0.5cm" svg:height="1cm" svg:x="22cm" svg:y="3.5cm">
          <text:p/>
        </draw:rect>
        <draw:rect draw:style-name="standard" draw:layer="layout" svg:width="0.5cm" svg:height="1cm" svg:x="22cm" svg:y="4.5cm">
          <text:p/>
        </draw:rect>
        <draw:rect draw:style-name="standard" draw:layer="layout" svg:width="1cm" svg:height="0.5cm" svg:x="20cm" svg:y="5.5cm">
          <text:p/>
        </draw:rect>
        <draw:rect draw:style-name="standard" draw:layer="layout" svg:width="0.5cm" svg:height="4cm" svg:x="5.5cm" svg:y="7.5cm">
          <text:p>本</text:p>
          <text:p>公</text:p>
          <text:p>司</text:p>
        </draw:rect>
        <draw:rect draw:style-name="standard" draw:layer="layout" svg:width="0.5cm" svg:height="1cm" svg:x="0.5cm" svg:y="18.5cm">
          <text:p>A</text:p>
        </draw:rect>
        <draw:rect draw:style-name="standard" draw:layer="layout" svg:width="0.5cm" svg:height="1cm" svg:x="0.5cm" svg:y="19.5cm">
          <text:p>B</text:p>
        </draw:rect>
        <draw:rect draw:style-name="standard" draw:layer="layout" svg:width="0.5cm" svg:height="4cm" svg:x="0.5cm" svg:y="14.5cm">
          <text:p>本</text:p>
          <text:p>公</text:p>
          <text:p>司</text:p>
        </draw:rect>
        <draw:rect draw:style-name="standard" xml:id="id1" draw:id="id1" draw:layer="layout" svg:width="1.5cm" svg:height="0.5cm" svg:x="15.5cm" svg:y="3.5cm">
          <text:p>Resources</text:p>
        </draw:rect>
        <draw:rect draw:style-name="standard" xml:id="id3" draw:id="id3" draw:layer="layout" svg:width="1.5cm" svg:height="0.5cm" svg:x="17cm" svg:y="3.5cm">
          <text:p>Capabilities</text:p>
        </draw:rect>
        <draw:rect draw:style-name="standard" xml:id="id2" draw:id="id2" draw:layer="layout" svg:width="3cm" svg:height="0.5cm" svg:x="15.5cm" svg:y="4.5cm">
          <text:p>Cost / Differentiation</text:p>
        </draw:rect>
        <draw:rect draw:style-name="standard" xml:id="id4" draw:id="id4" draw:layer="layout" svg:width="3cm" svg:height="0.5cm" svg:x="15.5cm" svg:y="5.5cm">
          <text:p>Value Creation</text:p>
        </draw:rect>
        <draw:connector draw:style-name="gr1" draw:layer="layout" draw:type="curve" svg:x1="16.25cm" svg:y1="4cm" svg:x2="17cm" svg:y2="4.5cm" draw:start-shape="id1" draw:start-glue-point="2" draw:end-shape="id2" draw:end-glue-point="0" svg:d="m16250 4000c0 375 750 125 750 500" svg:viewBox="0 0 751 501">
          <text:p/>
        </draw:connector>
        <draw:connector draw:style-name="gr1" draw:layer="layout" draw:type="curve" svg:x1="17.75cm" svg:y1="4cm" svg:x2="17cm" svg:y2="4.5cm" draw:start-shape="id3" draw:start-glue-point="2" draw:end-shape="id2" draw:end-glue-point="0" svg:d="m17750 4000c0 375-750 125-750 500" svg:viewBox="0 0 751 501">
          <text:p/>
        </draw:connector>
        <draw:connector draw:style-name="gr1" draw:layer="layout" draw:type="curve" svg:x1="17cm" svg:y1="5cm" svg:x2="17cm" svg:y2="5.5cm" draw:start-shape="id2" draw:start-glue-point="2" draw:end-shape="id4" draw:end-glue-point="0" svg:d="m17000 5000v500" svg:viewBox="0 0 1 501">
          <text:p/>
        </draw:connector>
        <draw:rect draw:style-name="standard" draw:layer="layout" svg:width="3cm" svg:height="0.5cm" svg:x="23cm" svg:y="4cm">
          <text:p>Financial</text:p>
        </draw:rect>
        <draw:rect draw:style-name="standard" draw:layer="layout" svg:width="3cm" svg:height="0.5cm" svg:x="23cm" svg:y="4.5cm">
          <text:p>Customer</text:p>
        </draw:rect>
        <draw:rect draw:style-name="standard" draw:layer="layout" svg:width="3cm" svg:height="0.5cm" svg:x="23cm" svg:y="5cm">
          <text:p>Business process</text:p>
        </draw:rect>
        <draw:rect draw:style-name="standard" draw:layer="layout" svg:width="3cm" svg:height="0.5cm" svg:x="23cm" svg:y="5.5cm">
          <text:p>Learning &amp; growth</text:p>
        </draw:rect>
        <draw:rect draw:style-name="standard" draw:layer="layout" svg:width="6cm" svg:height="0.5cm" svg:x="23cm" svg:y="3.5cm">
          <text:p>Objectives / Targets / Measures / Initiatives</text:p>
        </draw:rect>
        <draw:rect draw:style-name="standard" draw:layer="layout" svg:width="3cm" svg:height="0.5cm" svg:x="26cm" svg:y="4cm">
          <text:p>營收/利潤/募資</text:p>
        </draw:rect>
        <draw:rect draw:style-name="standard" draw:layer="layout" svg:width="3cm" svg:height="0.5cm" svg:x="26cm" svg:y="4.5cm">
          <text:p>市佔/滿意/維持</text:p>
        </draw:rect>
        <draw:rect draw:style-name="standard" draw:layer="layout" svg:width="3cm" svg:height="0.5cm" svg:x="26cm" svg:y="5cm">
          <text:p>品質/成本/產力</text:p>
        </draw:rect>
        <draw:rect draw:style-name="standard" draw:layer="layout" svg:width="3cm" svg:height="0.5cm" svg:x="26cm" svg:y="5.5cm">
          <text:p>技能/滿意/離職</text:p>
        </draw:rect>
        <draw:custom-shape draw:style-name="筆記區塊" draw:layer="layout" svg:width="16cm" svg:height="0.75cm" svg:x="3.5cm" svg:y="0.5cm">
          <text:p>META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頁面_5f_檔頭" draw:layer="layout" svg:width="8.5cm" svg:height="0.5cm" svg:x="19.5cm" svg:y="0.5cm">
          <text:p>企畫工具包 Ver. <text:date style:data-style-name="D5" text:date-value="2013-12-12">Dec 12, 2013</text:date> CC-BY ETBlue</text:p>
        </draw:rect>
      </draw:page>
      <draw:page draw:name="page3" draw:style-name="dp1" draw:master-page-name="標準">
        <office:forms form:automatic-focus="false" form:apply-design-mode="false"/>
        <draw:custom-shape draw:style-name="筆記流程區塊" draw:layer="layout" svg:width="25.5cm" svg:height="1.017cm" svg:x="0.5cm" svg:y="1.483cm">
          <text:p>執行計畫..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頁面_5f_檔頭" draw:layer="layout" svg:width="1cm" svg:height="0.5cm" svg:x="28cm" svg:y="0.5cm">
          <text:p>Page <text:page-number>&lt;number&gt;</text:page-number></text:p>
        </draw:rect>
        <draw:rect draw:style-name="standard" draw:layer="layout" svg:width="0.5cm" svg:height="9cm" svg:x="0.5cm" svg:y="3cm">
          <text:p>W</text:p>
          <text:p>B</text:p>
          <text:p>S</text:p>
          <text:p/>
          <text:p>&amp;</text:p>
          <text:p/>
          <text:p>工</text:p>
          <text:p>作</text:p>
          <text:p>說</text:p>
          <text:p>明</text:p>
        </draw:rect>
        <draw:rect draw:style-name="standard" draw:layer="layout" svg:width="2cm" svg:height="0.5cm" svg:x="1.5cm" svg:y="3cm">
          <text:p>順序</text:p>
        </draw:rect>
        <draw:custom-shape draw:style-name="筆記流程區塊" draw:layer="layout" svg:width="1cm" svg:height="1cm" svg:x="0.5cm" svg:y="2.5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standard" draw:layer="layout" svg:width="2cm" svg:height="0.5cm" svg:x="4cm" svg:y="3cm">
          <text:p>資源</text:p>
        </draw:rect>
        <draw:custom-shape draw:style-name="筆記流程區塊" draw:layer="layout" svg:width="1cm" svg:height="1cm" svg:x="3cm" svg:y="2.5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standard" draw:layer="layout" svg:width="2cm" svg:height="0.5cm" svg:x="6.5cm" svg:y="3cm">
          <text:p>工期</text:p>
        </draw:rect>
        <draw:custom-shape draw:style-name="筆記流程區塊" draw:layer="layout" svg:width="1cm" svg:height="1cm" svg:x="5.5cm" svg:y="2.5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standard" draw:layer="layout" svg:width="2cm" svg:height="0.5cm" svg:x="9cm" svg:y="3cm">
          <text:p>要徑</text:p>
        </draw:rect>
        <draw:custom-shape draw:style-name="筆記流程區塊" draw:layer="layout" svg:width="1cm" svg:height="1cm" svg:x="8cm" svg:y="2.5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standard" draw:layer="layout" svg:width="4.5cm" svg:height="0.5cm" svg:x="11.5cm" svg:y="3cm">
          <text:p>時程</text:p>
        </draw:rect>
        <draw:custom-shape draw:style-name="筆記流程區塊" draw:layer="layout" svg:width="1cm" svg:height="1cm" svg:x="10.5cm" svg:y="2.5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standard" draw:layer="layout" svg:width="4.5cm" svg:height="0.5cm" svg:x="16.5cm" svg:y="3cm">
          <text:p>預算</text:p>
        </draw:rect>
        <draw:custom-shape draw:style-name="筆記流程區塊" draw:layer="layout" svg:width="1cm" svg:height="1cm" svg:x="15.5cm" svg:y="2.5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standard" draw:layer="layout" svg:width="2.5cm" svg:height="0.5cm" svg:x="0.5cm" svg:y="12.5cm">
          <text:p>交付標的</text:p>
        </draw:rect>
        <draw:rect draw:style-name="standard" draw:layer="layout" svg:width="3.5cm" svg:height="0.5cm" svg:x="3cm" svg:y="12.5cm">
          <text:p>允收準則</text:p>
        </draw:rect>
        <draw:rect draw:style-name="standard" draw:layer="layout" svg:width="2cm" svg:height="0.5cm" svg:x="6.5cm" svg:y="12.5cm">
          <text:p>審查人</text:p>
        </draw:rect>
        <draw:rect draw:style-name="standard" draw:layer="layout" svg:width="1.5cm" svg:height="0.5cm" svg:x="8.5cm" svg:y="12.5cm">
          <text:p>結果</text:p>
        </draw:rect>
        <draw:custom-shape draw:style-name="筆記流程區塊" draw:layer="layout" svg:width="1cm" svg:height="1cm" draw:transform="rotate (-1.5707963267949) translate (1.5cm 11.5cm)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standard" draw:layer="layout" svg:width="0.5cm" svg:height="9cm" svg:x="21.5cm" svg:y="3cm">
          <text:p>組</text:p>
          <text:p>織</text:p>
          <text:p>圖</text:p>
          <text:p/>
          <text:p>&amp;</text:p>
          <text:p/>
          <text:p>工</text:p>
          <text:p>作</text:p>
          <text:p>職</text:p>
          <text:p>掌</text:p>
        </draw:rect>
        <draw:rect draw:style-name="standard" draw:layer="layout" svg:width="2cm" svg:height="0.5cm" svg:x="10.5cm" svg:y="12.5cm">
          <text:p>風險</text:p>
        </draw:rect>
        <draw:rect draw:style-name="standard" draw:layer="layout" svg:width="3.5cm" svg:height="0.5cm" svg:x="12.5cm" svg:y="12.5cm">
          <text:p>機率與衝擊</text:p>
        </draw:rect>
        <draw:rect draw:style-name="standard" draw:layer="layout" svg:width="3.5cm" svg:height="0.5cm" svg:x="16cm" svg:y="12.5cm">
          <text:p>回應規劃</text:p>
        </draw:rect>
        <draw:rect draw:style-name="standard" draw:layer="layout" svg:width="1.5cm" svg:height="0.5cm" svg:x="19.5cm" svg:y="12.5cm">
          <text:p>監控</text:p>
        </draw:rect>
        <draw:rect draw:style-name="standard" draw:layer="layout" svg:width="7.5cm" svg:height="0.5cm" svg:x="21.5cm" svg:y="12.5cm">
          <text:p>計畫效益</text:p>
        </draw:rect>
        <draw:custom-shape draw:style-name="筆記流程區塊" draw:layer="layout" svg:width="2.5cm" svg:height="1cm" svg:x="26.5cm" svg:y="1.5cm">
          <text:p>成果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筆記流程區塊" draw:layer="layout" svg:width="1.5cm" svg:height="1.5cm" svg:x="25cm" svg:y="1cm">
          <text:p/>
          <draw:enhanced-geometry svg:viewBox="0 0 21600 21600" draw:text-areas="0 ?f0 ?f5 ?f2" draw:type="right-arrow" draw:modifiers="12217.45502998 4748.83411059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表單編號" draw:layer="layout" svg:width="2.5cm" svg:height="1cm" svg:x="0.5cm" svg:y="0.5cm">
          <text:p>小抄C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筆記區塊" draw:layer="layout" svg:width="16cm" svg:height="0.75cm" svg:x="3.5cm" svg:y="0.5cm">
          <text:p>META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頁面_5f_檔頭" draw:layer="layout" svg:width="8.5cm" svg:height="0.5cm" svg:x="19.5cm" svg:y="0.5cm">
          <text:p>企畫工具包 Ver. <text:date style:data-style-name="D5" text:date-value="2013-12-12">Dec 12, 2013</text:date> CC-BY ETBlu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ingLiU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.05cm" svg:stroke-color="#e6e6e6" draw:marker-start-width="0.275cm" draw:marker-start-center="false" draw:marker-end-width="0.27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微軟正黑體" style:font-style-name="Regular" style:font-family-generic="swiss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10pt" style:language-asian="zh" style:country-asian="TW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374cm" fo:margin-bottom="0cm" style:line-height-at-least="1.12cm" fo:text-align="justify" style:text-autospace="none"/>
      <style:text-properties fo:color="#0000cc" fo:font-family="華康儷中黑(P)" style:font-pitch="variable" fo:font-size="18pt" fo:language="en" fo:country="US" style:font-family-asian="華康儷中黑(P)" style:font-pitch-asian="variable" style:language-asian="zh" style:country-asian="TW" style:font-family-complex="'Times New Roman'" style:font-family-generic-complex="roman" style:font-pitch-complex="variable" style:font-size-complex="18pt" style:font-weight-complex="bold"/>
    </style:style>
    <style:style style:name="頁面_5f_檔頭" style:display-name="頁面_檔頭" style:family="graphic" style:parent-style-name="standard">
      <style:graphic-properties draw:stroke="none" draw:stroke-dash="Dash_20_10" svg:stroke-width="0.1cm" svg:stroke-color="#ffffff" draw:marker-start-width="0.35cm" draw:marker-start-center="false" draw:marker-end-width="0.35cm" draw:marker-end-center="false" svg:stroke-opacity="100%" draw:stroke-linejoin="round" draw:fill="none" draw:fill-color="#ffffff" draw:secondary-fill-color="#99ccff" draw:fill-gradient-name="Gradient_20_12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頁面_5f_檔頭" style:display-name="頁面_檔頭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4c4c4c" style:text-outline="false" style:text-line-through-style="none" style:text-position="0% 100%" fo:font-family="微軟正黑體" style:font-style-name="Regular" style:font-family-generic="swiss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8pt" style:language-asian="zh" style:country-asian="TW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筆記流程區塊" style:family="graphic" style:parent-style-name="standard">
      <style:graphic-properties draw:stroke="solid" draw:stroke-dash="Dash_20_10" svg:stroke-width="0.05cm" svg:stroke-color="#ffffff" draw:marker-start-width="0.275cm" draw:marker-start-center="false" draw:marker-end-width="0.275cm" draw:marker-end-center="false" svg:stroke-opacity="100%" draw:stroke-linejoin="round" draw:fill="solid" draw:fill-color="#e6e6e6" draw:secondary-fill-color="#99ccff" draw:fill-gradient-name="Gradient_20_12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筆記流程區塊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微軟正黑體" style:font-style-name="Bold" style:font-family-generic="swiss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微軟正黑體" style:font-style-name-asian="Bold" style:font-family-generic-asian="swiss" style:font-pitch-asian="variable" style:font-size-asian="14pt" style:language-asian="zh" style:country-asian="TW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表單編號" style:family="graphic" style:parent-style-name="standard">
      <style:graphic-properties draw:stroke="solid" draw:stroke-dash="Dash_20_10" svg:stroke-width="0.05cm" svg:stroke-color="#4c4c4c" draw:marker-start-width="0.275cm" draw:marker-start-center="false" draw:marker-end-width="0.275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表單編號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c4c4c" style:text-outline="false" style:text-line-through-style="none" style:text-position="0% 100%" fo:font-family="'Century Gothic'" style:font-style-name="Bold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20pt" style:language-asian="zh" style:country-asian="TW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筆記區塊" style:family="graphic" style:parent-style-name="standard">
      <style:graphic-properties draw:stroke="dash" draw:stroke-dash="Fine_20_Dashed_20__28_var_29_" svg:stroke-width="0.05cm" svg:stroke-color="#e6e6e6" draw:marker-start-width="0.38cm" draw:marker-start-center="false" draw:marker-end-width="0.38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筆記區塊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cccccc" style:text-outline="false" style:text-line-through-style="none" style:text-position="0% 100%" fo:font-family="微軟正黑體" style:font-style-name="Regular" style:font-family-generic="swiss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軟正黑體" style:font-style-name-asian="Regular" style:font-family-generic-asian="swiss" style:font-pitch-asian="variable" style:font-size-asian="12pt" style:language-asian="zh" style:country-asian="TW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58f22d5-270d05a-e2abed1-ea17a85-9b5702</meta:generator>
    <meta:creation-date>2008-05-28T23:33:27</meta:creation-date>
    <dc:creator>ETBlue </dc:creator>
    <dc:date>2013-12-12T00:08:05.63</dc:date>
    <dc:language>en-US</dc:language>
    <meta:editing-cycles>687</meta:editing-cycles>
    <meta:editing-duration>P2DT12H16M2S</meta:editing-duration>
    <meta:document-statistic meta:object-count="398"/>
    <meta:user-defined meta:name="Info 1"/>
    <meta:user-defined meta:name="Info 2"/>
    <meta:user-defined meta:name="Info 3"/>
    <meta:user-defined meta:name="Info 4"/>
  </office:meta>
</office:document-meta>
</file>